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1.782cm" fo:min-width="3.056cm"/>
    </style:style>
    <style:style style:name="gr3" style:family="graphic" style:parent-style-name="standard">
      <style:graphic-properties draw:fill-color="#706e0c" draw:textarea-horizontal-align="justify" draw:textarea-vertical-align="middle" draw:auto-grow-height="false" fo:min-height="1.147cm" fo:min-width="2.04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2.0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2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13cm"/>
    </style:style>
    <style:style style:name="gr9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276cm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loext:graphic-properties draw:fill-color="#706e0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556cm" svg:height="2.032cm" svg:x="13.192cm" svg:y="4.429cm">
          <text:p text:style-name="P2"><text:span text:style-name="T1">Trusted C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54cm" svg:height="1.397cm" svg:x="6.08cm" svg:y="9.763cm">
          <text:p text:style-name="P2"><text:span text:style-name="T2">Subject 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54cm" svg:height="1.397cm" svg:x="21.32cm" svg:y="9.763cm">
          <text:p text:style-name="P2"><text:span text:style-name="T2">Subject B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62cm" svg:y1="10.398cm" svg:x2="21.447cm" svg:y2="10.398cm">
          <text:p/>
        </draw:line>
        <draw:connector draw:style-name="gr5" draw:text-style-name="P5" draw:layer="layout" draw:type="line" svg:x1="7.35cm" svg:y1="9.763cm" svg:x2="13.192cm" svg:y2="5.445cm" draw:start-shape="id1" draw:start-glue-point="0" draw:end-shape="id2" draw:end-glue-point="3" svg:d="M7350 9763l5842-4318" svg:viewBox="0 0 5843 4319">
          <text:p/>
        </draw:connector>
        <draw:connector draw:style-name="gr5" draw:text-style-name="P5" draw:layer="layout" draw:type="line" svg:x1="16.748cm" svg:y1="5.445cm" svg:x2="22.59cm" svg:y2="9.763cm" draw:start-shape="id2" draw:start-glue-point="1" draw:end-shape="id3" draw:end-glue-point="0" svg:d="M16748 5445l5842 4318" svg:viewBox="0 0 5843 4319">
          <text:p/>
        </draw:connector>
        <draw:frame draw:style-name="gr6" draw:text-style-name="P6" draw:layer="layout" svg:width="5.709cm" svg:height="0.839cm" svg:x="5.445cm" svg:y="5.876cm">
          <draw:text-box>
            <text:p><text:span text:style-name="T1">Submit identity to sign</text:span></text:p>
          </draw:text-box>
        </draw:frame>
        <draw:frame draw:style-name="gr7" draw:text-style-name="P6" draw:layer="layout" svg:width="5.531cm" svg:height="0.839cm" svg:x="12.557cm" svg:y="9.255cm">
          <draw:text-box>
            <text:p><text:span text:style-name="T1">Identity signed by CA</text:span></text:p>
          </draw:text-box>
        </draw:frame>
        <draw:frame draw:style-name="gr8" draw:text-style-name="P6" draw:layer="layout" svg:width="3.63cm" svg:height="0.839cm" svg:x="19.103cm" svg:y="6.13cm">
          <draw:text-box>
            <text:p><text:span text:style-name="T1">CA Signature</text:span></text:p>
          </draw:text-box>
        </draw:frame>
        <draw:custom-shape draw:style-name="gr9" draw:text-style-name="P2" xml:id="id4" draw:id="id4" draw:layer="layout" svg:width="1.778cm" svg:height="1.778cm" svg:x="21.701cm" svg:y="13.065cm">
          <text:p text:style-name="P2"><text:span text:style-name="T2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2.59cm" svg:y1="11.16cm" svg:x2="22.59cm" svg:y2="13.065cm" draw:start-shape="id3" draw:start-glue-point="2" draw:end-shape="id4" draw:end-glue-point="4" svg:d="M22590 11160v1905" svg:viewBox="0 0 1 1906">
          <text:p/>
        </draw:connector>
        <draw:frame draw:style-name="gr10" draw:text-style-name="P6" draw:layer="layout" svg:width="1.776cm" svg:height="0.839cm" svg:x="22.717cm" svg:y="11.541cm">
          <draw:text-box>
            <text:p><text:span text:style-name="T1">verif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5:21:23.175331535</meta:creation-date>
    <dc:date>2020-04-07T15:40:13.509272642</dc:date>
    <meta:editing-duration>PT8M9S</meta:editing-duration>
    <meta:editing-cycles>5</meta:editing-cycles>
    <meta:generator>LibreOffice/6.1.5.2$Linux_X86_64 LibreOffice_project/10$Build-2</meta:generator>
    <meta:document-statistic meta:object-count="13"/>
  </office:meta>
</office:document-meta>
</file>